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7cefa" draw:textarea-horizontal-align="justify" draw:textarea-vertical-align="middle" draw:auto-grow-height="false" fo:min-height="1.782cm" fo:min-width="8.2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24cm"/>
    </style:style>
    <style:style style:name="gr3" style:family="graphic" style:parent-style-name="standard">
      <style:graphic-properties svg:stroke-color="#000000" draw:fill-color="#f0e68c" draw:textarea-horizontal-align="justify" draw:textarea-vertical-align="middle" draw:auto-grow-height="false" fo:min-height="1.233cm" fo:min-width="1.596cm"/>
    </style:style>
    <style:style style:name="gr4" style:family="graphic" style:parent-style-name="standard">
      <style:graphic-properties svg:stroke-color="#000000" draw:fill-color="#87cefa" draw:textarea-horizontal-align="justify" draw:textarea-vertical-align="middle" draw:auto-grow-height="false" fo:min-height="1.782cm" fo:min-width="5.048cm"/>
    </style:style>
    <style:style style:name="gr5" style:family="graphic" style:parent-style-name="standard">
      <style:graphic-properties svg:stroke-color="#000000" draw:fill-color="#f0e68c" draw:textarea-horizontal-align="justify" draw:textarea-vertical-align="middle" draw:auto-grow-height="false" fo:min-height="1.233cm" fo:min-width="1.958cm"/>
    </style:style>
    <style:style style:name="gr6" style:family="graphic" style:parent-style-name="standard">
      <style:graphic-properties svg:stroke-color="#000000" draw:fill-color="#90ee90" draw:textarea-horizontal-align="justify" draw:textarea-vertical-align="middle" draw:auto-grow-height="false" fo:min-height="3.687cm" fo:min-width="6.227cm"/>
    </style:style>
    <style:style style:name="gr7" style:family="graphic" style:parent-style-name="standard">
      <style:graphic-properties svg:stroke-color="#000000" draw:fill-color="#ee82ee" draw:textarea-horizontal-align="justify" draw:textarea-vertical-align="middle" draw:auto-grow-height="false" fo:min-height="3.687cm" fo:min-width="6.227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3cm"/>
    </style:style>
    <style:style style:name="gr14" style:family="graphic" style:parent-style-name="objectwithoutfill">
      <style:graphic-properties draw:stroke="dash" draw:stroke-dash="Long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4cm"/>
    </style:style>
    <style:style style:name="gr16" style:family="graphic" style:parent-style-name="standard" style:list-style-name="L1">
      <style:graphic-properties svg:stroke-color="#000000" draw:fill-color="#90ee90" draw:textarea-horizontal-align="justify" draw:textarea-vertical-align="middle" draw:auto-grow-height="false" fo:min-height="3.687cm" fo:min-width="6.22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7cefa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0e68c"/>
      <style:paragraph-properties fo:text-align="center" style:writing-mode="lr-tb"/>
    </style:style>
    <style:style style:name="P5" style:family="paragraph">
      <loext:graphic-properties draw:fill-color="#90ee90"/>
      <style:paragraph-properties fo:text-align="center" style:writing-mode="lr-tb"/>
    </style:style>
    <style:style style:name="P6" style:family="paragraph">
      <loext:graphic-properties draw:fill-color="#ee82ee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90ee9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8.763cm" svg:height="2.032cm" svg:x="36.289cm" svg:y="2.189cm">
          <text:p text:style-name="P1">All Registered</text:p>
          <text:p text:style-name="P1"><text:s/>Subjects (n=1172)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8.763cm" svg:height="2.032cm" svg:x="36.289cm" svg:y="7.689cm">
          <text:p text:style-name="P1">Valid Subjects (n=1038)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524cm" svg:height="2.384cm" svg:x="40.831cm" svg:y="4.691cm">
          <draw:text-box>
            <text:p>Clean nominations to people</text:p>
            <text:p>who doesn’t exist in the data</text:p>
            <text:p>( n = 134 )</text:p>
          </draw:text-box>
        </draw:frame>
        <draw:custom-shape draw:style-name="gr3" draw:text-style-name="P4" xml:id="id1" draw:id="id1" draw:layer="layout" svg:width="4.191cm" svg:height="2.965cm" svg:x="20.903cm" svg:y="17.385cm">
          <text:p text:style-name="P1"><text:span text:style-name="T1">Nasal</text:span><text:span text:style-name="T1"><text:line-break/></text:span><text:span text:style-name="T1">Swab 1</text:span></text:p>
          <text:p text:style-name="P1"><text:span text:style-name="T1">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5.548cm" svg:height="2.032cm" svg:x="9.518cm" svg:y="24.392cm">
          <text:p text:style-name="P1">Valid nose test</text:p>
          <text:p text:style-name="P1">(n = 1028)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4.915cm" svg:height="2.965cm" svg:x="13.335cm" svg:y="29.285cm">
          <text:p text:style-name="P1">Coagulase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5" draw:id="id5" draw:layer="layout" svg:width="6.727cm" svg:height="3.937cm" svg:x="19.635cm" svg:y="36.479cm">
          <text:p text:style-name="P1">SWAB 1</text:p>
          <text:p text:style-name="P1">Negative Direct Culture</text:p>
          <text:p text:style-name="P1">Nasal Carrier</text:p>
          <text:p text:style-name="P1">( n = 632 )</text:p>
          <draw:enhanced-geometry svg:viewBox="0 0 21600 21600" draw:type="rectangle" draw:enhanced-path="M 0 0 L 21600 0 21600 21600 0 21600 0 0 Z N"/>
        </draw:custom-shape>
        <draw:custom-shape draw:style-name="gr7" draw:text-style-name="P6" xml:id="id4" draw:id="id4" draw:layer="layout" svg:width="6.727cm" svg:height="3.937cm" svg:x="12.429cm" svg:y="36.479cm">
          <text:p text:style-name="P1">SWAB 1</text:p>
          <text:p text:style-name="P1">Positive Direct Culture</text:p>
          <text:p text:style-name="P1">Nasal Carrier</text:p>
          <text:p text:style-name="P1">( n = 406 )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20.903cm" svg:y1="18.868cm" svg:x2="12.292cm" svg:y2="24.392cm" draw:start-shape="id1" draw:start-glue-point="5" draw:end-shape="id2" draw:end-glue-point="0" svg:d="M20903 18868h-8611v5524" svg:viewBox="0 0 8612 5525">
          <text:p/>
        </draw:connector>
        <draw:frame draw:style-name="gr9" draw:text-style-name="P9" draw:layer="layout" svg:width="4.21cm" svg:height="0.878cm" svg:x="17.149cm" svg:y="19.445cm">
          <draw:text-box>
            <text:p text:style-name="P8"><text:span text:style-name="T2">Yes</text:span><text:span text:style-name="T1"> (n </text:span><text:span text:style-name="T1">= </text:span><text:span text:style-name="T1">1028)</text:span></text:p>
          </draw:text-box>
        </draw:frame>
        <draw:frame draw:style-name="gr10" draw:text-style-name="P9" draw:layer="layout" svg:width="6.018cm" svg:height="1.505cm" svg:x="24.149cm" svg:y="19.446cm">
          <draw:text-box>
            <text:p text:style-name="P8"><text:span text:style-name="T3">No, non-</text:span><text:span text:style-name="T3">applicabl</text:span><text:span text:style-name="T3">e,</text:span></text:p>
            <text:p text:style-name="P8"><text:span text:style-name="T3">or </text:span><text:span text:style-name="T3">Unknown</text:span><text:span text:style-name="T1"> <text:s/></text:span><text:span text:style-name="T1">(n = 10)</text:span></text:p>
          </draw:text-box>
        </draw:frame>
        <draw:connector draw:style-name="gr8" draw:text-style-name="P7" draw:layer="layout" svg:x1="12.292cm" svg:y1="26.424cm" svg:x2="15.793cm" svg:y2="29.285cm" draw:start-shape="id2" draw:start-glue-point="2" draw:end-shape="id3" draw:end-glue-point="4" svg:d="M12292 26424v1430h3501v1431" svg:viewBox="0 0 3502 2862">
          <text:p/>
        </draw:connector>
        <draw:connector draw:style-name="gr8" draw:text-style-name="P7" draw:layer="layout" svg:x1="15.793cm" svg:y1="32.25cm" svg:x2="15.792cm" svg:y2="36.479cm" draw:start-shape="id3" draw:start-glue-point="6" draw:end-shape="id4" draw:end-glue-point="0" svg:d="M15793 32250v2114h-1v2115" svg:viewBox="0 0 2 4230">
          <text:p/>
        </draw:connector>
        <draw:connector draw:style-name="gr8" draw:text-style-name="P7" draw:layer="layout" svg:x1="18.25cm" svg:y1="30.768cm" svg:x2="22.998cm" svg:y2="36.479cm" draw:start-shape="id3" draw:start-glue-point="7" draw:end-shape="id5" draw:end-glue-point="0" svg:d="M18250 30768h4748v5711" svg:viewBox="0 0 4749 5712">
          <text:p/>
        </draw:connector>
        <draw:frame draw:style-name="gr11" draw:text-style-name="P9" draw:layer="layout" svg:width="2.771cm" svg:height="1.505cm" svg:x="13.149cm" svg:y="32.146cm">
          <draw:text-box>
            <text:p text:style-name="P8"><text:span text:style-name="T2">Positive</text:span></text:p>
            <text:p text:style-name="P8"><text:span text:style-name="T1">(n = 406)</text:span></text:p>
          </draw:text-box>
        </draw:frame>
        <draw:frame draw:style-name="gr12" draw:text-style-name="P9" draw:layer="layout" svg:width="4.864cm" svg:height="3.386cm" svg:x="18.107cm" svg:y="27.893cm">
          <draw:text-box>
            <text:p text:style-name="P8"><text:span text:style-name="T2">Negative,</text:span></text:p>
            <text:p text:style-name="P8"><text:span text:style-name="T2">Non-applicable,</text:span></text:p>
            <text:p text:style-name="P8"><text:span text:style-name="T2">Uknown.</text:span></text:p>
            <text:p text:style-name="P8"><text:span text:style-name="T1">(n = 622)</text:span></text:p>
          </draw:text-box>
          <draw:glue-point draw:id="4" svg:x="-3.278cm" svg:y="-4.997cm"/>
        </draw:frame>
        <draw:custom-shape draw:style-name="gr5" draw:text-style-name="P4" xml:id="id6" draw:id="id6" draw:layer="layout" svg:width="4.915cm" svg:height="2.965cm" svg:x="5.935cm" svg:y="29.285cm">
          <text:p text:style-name="P1">Enrichment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8" draw:id="id8" draw:layer="layout" svg:width="6.727cm" svg:height="3.937cm" svg:x="19.635cm" svg:y="40.779cm">
          <draw:glue-point draw:id="4" svg:x="4.776cm" svg:y="-2.372cm"/>
          <text:p text:style-name="P1">SWAB 1</text:p>
          <text:p text:style-name="P1">Negative Enrichment</text:p>
          <text:p text:style-name="P1">Nasal Carrier</text:p>
          <text:p text:style-name="P1">( n = 512 )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6.727cm" svg:height="3.937cm" svg:x="5.029cm" svg:y="36.479cm">
          <text:p text:style-name="P1">SWAB 1</text:p>
          <text:p text:style-name="P1">Positive Enrichment</text:p>
          <text:p text:style-name="P1">Nasal Carrier</text:p>
          <text:p text:style-name="P1">( n = 526 )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8.393cm" svg:y1="32.25cm" svg:x2="8.392cm" svg:y2="36.479cm" draw:start-shape="id6" draw:start-glue-point="6" draw:end-shape="id7" draw:end-glue-point="0" svg:d="M8393 32250v2114h-1v2115" svg:viewBox="0 0 2 4230">
          <text:p/>
        </draw:connector>
        <draw:frame draw:style-name="gr11" draw:text-style-name="P9" draw:layer="layout" svg:width="2.771cm" svg:height="1.505cm" svg:x="8.349cm" svg:y="32.146cm">
          <draw:text-box>
            <text:p text:style-name="P8"><text:span text:style-name="T2">Positive</text:span></text:p>
            <text:p text:style-name="P8"><text:span text:style-name="T1">(n = 526)</text:span></text:p>
          </draw:text-box>
        </draw:frame>
        <draw:frame draw:style-name="gr12" draw:text-style-name="P9" draw:layer="layout" svg:width="5.113cm" svg:height="3.386cm" svg:x="1.754cm" svg:y="27.893cm">
          <draw:text-box>
            <text:p text:style-name="P8"><text:span text:style-name="T2">Negative,</text:span></text:p>
            <text:p text:style-name="P8"><text:span text:style-name="T2">Non-applicable,</text:span></text:p>
            <text:p text:style-name="P8"><text:span text:style-name="T2">Uknown.</text:span></text:p>
            <text:p text:style-name="P8"><text:span text:style-name="T1">(n = 502)</text:span></text:p>
          </draw:text-box>
        </draw:frame>
        <draw:connector draw:style-name="gr8" draw:text-style-name="P7" draw:layer="layout" draw:line-skew="3.396cm" svg:x1="25.094cm" svg:y1="18.868cm" svg:x2="26.362cm" svg:y2="42.747cm" draw:start-shape="id1" draw:start-glue-point="7" draw:end-shape="id8" draw:end-glue-point="1" svg:d="M25094 18868h5164v23879h-3896" svg:viewBox="0 0 5165 23880">
          <text:p/>
        </draw:connector>
        <draw:connector draw:style-name="gr8" draw:text-style-name="P7" draw:layer="layout" svg:x1="12.292cm" svg:y1="26.424cm" svg:x2="8.393cm" svg:y2="29.285cm" draw:start-shape="id2" draw:start-glue-point="2" draw:end-shape="id6" draw:end-glue-point="4" svg:d="M12292 26424v1430h-3899v1431" svg:viewBox="0 0 3900 2862">
          <text:p/>
        </draw:connector>
        <draw:connector draw:style-name="gr8" draw:text-style-name="P7" draw:layer="layout" draw:line-skew="-3.733cm" svg:x1="5.935cm" svg:y1="30.768cm" svg:x2="19.635cm" svg:y2="42.747cm" draw:start-shape="id6" draw:start-glue-point="5" draw:end-shape="id8" draw:end-glue-point="3" svg:d="M5935 30768h-4235v11979h17935" svg:viewBox="0 0 17936 11980">
          <text:p/>
        </draw:connector>
        <draw:custom-shape draw:style-name="gr3" draw:text-style-name="P4" xml:id="id9" draw:id="id9" draw:layer="layout" svg:width="4.191cm" svg:height="2.965cm" svg:x="54.213cm" svg:y="17.385cm">
          <text:p text:style-name="P1"><text:span text:style-name="T1">Nasal</text:span><text:span text:style-name="T1"><text:line-break/></text:span><text:span text:style-name="T1">Swab 2</text:span></text:p>
          <text:p text:style-name="P1"><text:span text:style-name="T1">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0" draw:id="id10" draw:layer="layout" svg:width="5.548cm" svg:height="2.032cm" svg:x="42.828cm" svg:y="24.392cm">
          <text:p text:style-name="P1">Valid nose test</text:p>
          <text:p text:style-name="P1">(n = 988)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4.915cm" svg:height="2.965cm" svg:x="46.645cm" svg:y="29.285cm">
          <text:p text:style-name="P1">Coagulase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3" draw:id="id13" draw:layer="layout" svg:width="6.727cm" svg:height="3.937cm" svg:x="52.945cm" svg:y="36.479cm">
          <text:p text:style-name="P1">SWAB 2</text:p>
          <text:p text:style-name="P1">Negative Direct Culture</text:p>
          <text:p text:style-name="P1">Nasal Carrier</text:p>
          <text:p text:style-name="P1">( n = 662 )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6.727cm" svg:height="3.937cm" svg:x="45.739cm" svg:y="36.479cm">
          <text:p text:style-name="P1">SWAB 2</text:p>
          <text:p text:style-name="P1">Positive Direct Culture</text:p>
          <text:p text:style-name="P1">Nasal Carrier</text:p>
          <text:p text:style-name="P1">( n = 376 )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54.213cm" svg:y1="18.868cm" svg:x2="45.602cm" svg:y2="24.392cm" draw:start-shape="id9" draw:start-glue-point="5" draw:end-shape="id10" draw:end-glue-point="0" svg:d="M54213 18868h-8611v5524" svg:viewBox="0 0 8612 5525">
          <text:p/>
        </draw:connector>
        <draw:frame draw:style-name="gr13" draw:text-style-name="P9" draw:layer="layout" svg:width="3.897cm" svg:height="0.878cm" svg:x="50.759cm" svg:y="19.645cm">
          <draw:text-box>
            <text:p text:style-name="P8"><text:span text:style-name="T2">Yes</text:span><text:span text:style-name="T1"> (n = 988)</text:span></text:p>
          </draw:text-box>
        </draw:frame>
        <draw:frame draw:style-name="gr10" draw:text-style-name="P9" draw:layer="layout" svg:width="6.018cm" svg:height="1.505cm" svg:x="57.459cm" svg:y="19.446cm">
          <draw:text-box>
            <text:p text:style-name="P8"><text:span text:style-name="T3">No, non-</text:span><text:span text:style-name="T3">applicable,</text:span></text:p>
            <text:p text:style-name="P8"><text:span text:style-name="T3">or Unknown</text:span><text:span text:style-name="T1"> <text:s/></text:span><text:span text:style-name="T1">(n = 51)</text:span></text:p>
          </draw:text-box>
        </draw:frame>
        <draw:connector draw:style-name="gr8" draw:text-style-name="P7" draw:layer="layout" svg:x1="45.602cm" svg:y1="26.424cm" svg:x2="49.103cm" svg:y2="29.285cm" draw:start-shape="id10" draw:start-glue-point="2" draw:end-shape="id11" draw:end-glue-point="4" svg:d="M45602 26424v1430h3501v1431" svg:viewBox="0 0 3502 2862">
          <text:p/>
        </draw:connector>
        <draw:connector draw:style-name="gr8" draw:text-style-name="P7" draw:layer="layout" svg:x1="49.103cm" svg:y1="32.25cm" svg:x2="49.102cm" svg:y2="36.479cm" draw:start-shape="id11" draw:start-glue-point="6" draw:end-shape="id12" draw:end-glue-point="0" svg:d="M49103 32250v2114h-1v2115" svg:viewBox="0 0 2 4230">
          <text:p/>
        </draw:connector>
        <draw:connector draw:style-name="gr8" draw:text-style-name="P7" draw:layer="layout" svg:x1="51.56cm" svg:y1="30.768cm" svg:x2="56.308cm" svg:y2="36.479cm" draw:start-shape="id11" draw:start-glue-point="7" draw:end-shape="id13" draw:end-glue-point="0" svg:d="M51560 30768h4748v5711" svg:viewBox="0 0 4749 5712">
          <text:p/>
        </draw:connector>
        <draw:frame draw:style-name="gr11" draw:text-style-name="P9" draw:layer="layout" svg:width="2.771cm" svg:height="1.505cm" svg:x="46.459cm" svg:y="32.146cm">
          <draw:text-box>
            <text:p text:style-name="P8"><text:span text:style-name="T2">Positive</text:span></text:p>
            <text:p text:style-name="P8"><text:span text:style-name="T1">(n = 376)</text:span></text:p>
          </draw:text-box>
        </draw:frame>
        <draw:frame draw:style-name="gr12" draw:text-style-name="P9" draw:layer="layout" svg:width="4.955cm" svg:height="3.386cm" svg:x="51.317cm" svg:y="27.893cm">
          <draw:text-box>
            <text:p text:style-name="P8"><text:span text:style-name="T2">Negative</text:span><text:span text:style-name="T2">,</text:span></text:p>
            <text:p text:style-name="P8"><text:span text:style-name="T2">Non-</text:span><text:span text:style-name="T2">applicab</text:span><text:span text:style-name="T2">le,</text:span></text:p>
            <text:p text:style-name="P8"><text:span text:style-name="T2">Uknown.</text:span></text:p>
            <text:p text:style-name="P8"><text:span text:style-name="T1">(n = 611)</text:span></text:p>
          </draw:text-box>
          <draw:glue-point draw:id="4" svg:x="-3.278cm" svg:y="-4.997cm"/>
        </draw:frame>
        <draw:custom-shape draw:style-name="gr5" draw:text-style-name="P4" xml:id="id14" draw:id="id14" draw:layer="layout" svg:width="4.915cm" svg:height="2.965cm" svg:x="39.245cm" svg:y="29.285cm">
          <text:p text:style-name="P1">Enrichment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6" draw:id="id16" draw:layer="layout" svg:width="6.727cm" svg:height="3.937cm" svg:x="52.945cm" svg:y="40.779cm">
          <draw:glue-point draw:id="4" svg:x="4.776cm" svg:y="-2.372cm"/>
          <text:p text:style-name="P1">SWAB 2</text:p>
          <text:p text:style-name="P1">Negative Enrichment</text:p>
          <text:p text:style-name="P1">Nasal Carrier</text:p>
          <text:p text:style-name="P1">( n = 519 )</text:p>
          <draw:enhanced-geometry svg:viewBox="0 0 21600 21600" draw:type="rectangle" draw:enhanced-path="M 0 0 L 21600 0 21600 21600 0 21600 0 0 Z N"/>
        </draw:custom-shape>
        <draw:custom-shape draw:style-name="gr7" draw:text-style-name="P6" xml:id="id15" draw:id="id15" draw:layer="layout" svg:width="6.727cm" svg:height="3.937cm" svg:x="38.339cm" svg:y="36.479cm">
          <text:p text:style-name="P1">SWAB 2</text:p>
          <text:p text:style-name="P1">Positive Enrichment</text:p>
          <text:p text:style-name="P1">Nasal Carrier</text:p>
          <text:p text:style-name="P1">( n = 519 )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41.703cm" svg:y1="32.25cm" svg:x2="41.702cm" svg:y2="36.479cm" draw:start-shape="id14" draw:start-glue-point="6" draw:end-shape="id15" draw:end-glue-point="0" svg:d="M41703 32250v2114h-1v2115" svg:viewBox="0 0 2 4230">
          <text:p/>
        </draw:connector>
        <draw:frame draw:style-name="gr11" draw:text-style-name="P9" draw:layer="layout" svg:width="2.771cm" svg:height="1.505cm" svg:x="41.759cm" svg:y="32.146cm">
          <draw:text-box>
            <text:p text:style-name="P8"><text:span text:style-name="T2">Positive</text:span></text:p>
            <text:p text:style-name="P8"><text:span text:style-name="T1">(n = 519)</text:span></text:p>
          </draw:text-box>
        </draw:frame>
        <draw:frame draw:style-name="gr12" draw:text-style-name="P9" draw:layer="layout" svg:width="5.149cm" svg:height="3.386cm" svg:x="34.828cm" svg:y="27.893cm">
          <draw:text-box>
            <text:p text:style-name="P8"><text:span text:style-name="T2">Negative,</text:span></text:p>
            <text:p text:style-name="P8"><text:span text:style-name="T2">Non-applicable,</text:span></text:p>
            <text:p text:style-name="P8"><text:span text:style-name="T2">Uknown.</text:span></text:p>
            <text:p text:style-name="P8"><text:span text:style-name="T1">(n = 468)</text:span></text:p>
          </draw:text-box>
        </draw:frame>
        <draw:connector draw:style-name="gr8" draw:text-style-name="P7" draw:layer="layout" draw:line-skew="3.279cm" svg:x1="58.404cm" svg:y1="18.868cm" svg:x2="59.672cm" svg:y2="42.747cm" draw:start-shape="id9" draw:start-glue-point="7" draw:end-shape="id16" draw:end-glue-point="1" svg:d="M58404 18868h5047v23879h-3779" svg:viewBox="0 0 5048 23880">
          <text:p/>
        </draw:connector>
        <draw:connector draw:style-name="gr8" draw:text-style-name="P7" draw:layer="layout" svg:x1="45.602cm" svg:y1="26.424cm" svg:x2="41.703cm" svg:y2="29.285cm" draw:start-shape="id10" draw:start-glue-point="2" draw:end-shape="id14" draw:end-glue-point="4" svg:d="M45602 26424v1430h-3899v1431" svg:viewBox="0 0 3900 2862">
          <text:p/>
        </draw:connector>
        <draw:connector draw:style-name="gr8" draw:text-style-name="P7" draw:layer="layout" draw:line-skew="-3.733cm" svg:x1="39.245cm" svg:y1="30.768cm" svg:x2="52.945cm" svg:y2="42.747cm" draw:start-shape="id14" draw:start-glue-point="5" draw:end-shape="id16" draw:end-glue-point="3" svg:d="M39245 30768h-4235v11979h17935" svg:viewBox="0 0 17936 11980">
          <text:p/>
        </draw:connector>
        <draw:connector draw:style-name="gr8" draw:text-style-name="P7" draw:layer="layout" svg:x1="45.052cm" svg:y1="8.705cm" svg:x2="56.309cm" svg:y2="17.385cm" draw:start-shape="id17" draw:start-glue-point="1" draw:end-shape="id9" draw:end-glue-point="4" svg:d="M45052 8705h11257v8680" svg:viewBox="0 0 11258 8681">
          <text:p/>
        </draw:connector>
        <draw:connector draw:style-name="gr8" draw:text-style-name="P7" draw:layer="layout" svg:x1="36.289cm" svg:y1="8.705cm" svg:x2="22.999cm" svg:y2="17.385cm" draw:start-shape="id17" draw:start-glue-point="3" draw:end-shape="id1" draw:end-glue-point="4" svg:d="M36289 8705h-13290v8680" svg:viewBox="0 0 13291 8681">
          <text:p/>
        </draw:connector>
        <draw:connector draw:style-name="gr8" draw:text-style-name="P7" draw:layer="layout" svg:x1="40.67cm" svg:y1="4.221cm" svg:x2="40.67cm" svg:y2="7.689cm" draw:start-shape="id18" draw:start-glue-point="2" draw:end-shape="id17" draw:end-glue-point="0" svg:d="M40670 4221v3468" svg:viewBox="0 0 1 3469">
          <text:p/>
        </draw:connector>
        <draw:connector draw:style-name="gr8" draw:text-style-name="P7" draw:layer="layout" draw:line-skew="3.279cm" svg:x1="58.404cm" svg:y1="18.868cm" svg:x2="59.672cm" svg:y2="38.447cm" draw:start-shape="id9" draw:start-glue-point="7" draw:end-shape="id13" draw:end-glue-point="1" svg:d="M58404 18868h5047v19579h-3779" svg:viewBox="0 0 5048 19580">
          <text:p/>
        </draw:connector>
        <draw:connector draw:style-name="gr8" draw:text-style-name="P7" draw:layer="layout" draw:line-skew="3.396cm" svg:x1="25.094cm" svg:y1="18.868cm" svg:x2="26.362cm" svg:y2="38.447cm" draw:start-shape="id1" draw:start-glue-point="7" draw:end-shape="id5" draw:end-glue-point="1" svg:d="M25094 18868h5164v19579h-3896" svg:viewBox="0 0 5165 19580">
          <text:p/>
        </draw:connector>
        <draw:custom-shape draw:style-name="gr7" draw:text-style-name="P6" xml:id="id20" draw:id="id20" draw:layer="layout" svg:width="6.727cm" svg:height="3.937cm" svg:x="5.729cm" svg:y="56.779cm">
          <text:p text:style-name="P1">Positive Enrichment</text:p>
          <text:p text:style-name="P1">Persistent Nasal</text:p>
          <text:p text:style-name="P1">Carrier</text:p>
          <text:p text:style-name="P1">( n = 442 )</text:p>
          <draw:enhanced-geometry svg:viewBox="0 0 21600 21600" draw:type="rectangle" draw:enhanced-path="M 0 0 L 21600 0 21600 21600 0 21600 0 0 Z N"/>
        </draw:custom-shape>
        <draw:custom-shape draw:style-name="gr6" draw:text-style-name="P5" xml:id="id21" draw:id="id21" draw:layer="layout" svg:width="6.727cm" svg:height="3.937cm" svg:x="18.535cm" svg:y="56.779cm">
          <draw:glue-point draw:id="4" svg:x="4.776cm" svg:y="-2.372cm"/>
          <text:p text:style-name="P10">Negative Enrichment</text:p>
          <text:p text:style-name="P10">Persistent Nasal</text:p>
          <text:p text:style-name="P10">Carrier</text:p>
          <text:p text:style-name="P10">( n = 596 )</text:p>
          <draw:enhanced-geometry svg:viewBox="0 0 21600 21600" draw:type="rectangle" draw:enhanced-path="M 0 0 L 21600 0 21600 21600 0 21600 0 0 Z N"/>
        </draw:custom-shape>
        <draw:custom-shape draw:style-name="gr5" draw:text-style-name="P4" xml:id="id19" draw:id="id19" draw:layer="layout" svg:width="4.915cm" svg:height="2.965cm" svg:x="13.335cm" svg:y="50.985cm">
          <text:p text:style-name="P1">Both</text:p>
          <text:p text:style-name="P1">Positiv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7" draw:layer="layout" draw:line-skew="3.132cm" svg:x1="8.392cm" svg:y1="40.416cm" svg:x2="15.793cm" svg:y2="50.985cm" draw:start-shape="id7" draw:start-glue-point="2" draw:end-shape="id19" draw:end-glue-point="4" svg:d="M8392 40416v8416h7401v2153" svg:viewBox="0 0 7402 10570">
          <text:p/>
        </draw:connector>
        <draw:connector draw:style-name="gr14" draw:text-style-name="P7" draw:layer="layout" draw:line-skew="3.132cm" svg:x1="41.702cm" svg:y1="40.416cm" svg:x2="15.793cm" svg:y2="50.985cm" draw:start-shape="id15" draw:start-glue-point="2" draw:end-shape="id19" draw:end-glue-point="4" svg:d="M41702 40416v8416h-25909v2153" svg:viewBox="0 0 25910 10570">
          <text:p/>
        </draw:connector>
        <draw:connector draw:style-name="gr8" draw:text-style-name="P7" draw:layer="layout" svg:x1="13.335cm" svg:y1="52.468cm" svg:x2="9.092cm" svg:y2="56.779cm" draw:start-shape="id19" draw:start-glue-point="5" draw:end-shape="id20" draw:end-glue-point="0" svg:d="M13335 52468h-4243v4311" svg:viewBox="0 0 4244 4312">
          <text:p/>
        </draw:connector>
        <draw:connector draw:style-name="gr8" draw:text-style-name="P7" draw:layer="layout" svg:x1="18.25cm" svg:y1="52.468cm" svg:x2="21.898cm" svg:y2="56.779cm" draw:start-shape="id19" draw:start-glue-point="7" draw:end-shape="id21" draw:end-glue-point="0" svg:d="M18250 52468h3648v4311" svg:viewBox="0 0 3649 4312">
          <text:p/>
        </draw:connector>
        <draw:frame draw:style-name="gr13" draw:text-style-name="P9" draw:layer="layout" svg:width="3.897cm" svg:height="0.878cm" svg:x="9.349cm" svg:y="52.546cm">
          <draw:text-box>
            <text:p text:style-name="P8"><text:span text:style-name="T2">Yes</text:span><text:span text:style-name="T1"> (n = 442)</text:span></text:p>
          </draw:text-box>
        </draw:frame>
        <draw:frame draw:style-name="gr15" draw:text-style-name="P9" draw:layer="layout" svg:width="3.677cm" svg:height="0.878cm" svg:x="18.15cm" svg:y="52.547cm">
          <draw:text-box>
            <text:p text:style-name="P8"><text:span text:style-name="T3">No</text:span><text:span text:style-name="T1"> (n = 596)</text:span></text:p>
          </draw:text-box>
        </draw:frame>
        <draw:custom-shape draw:style-name="gr7" draw:text-style-name="P6" xml:id="id23" draw:id="id23" draw:layer="layout" svg:width="6.727cm" svg:height="3.937cm" svg:x="39.029cm" svg:y="56.779cm">
          <text:p text:style-name="P1">Positive Direct Culture</text:p>
          <text:p text:style-name="P1">Persistent Nasal</text:p>
          <text:p text:style-name="P1">Carrier</text:p>
          <text:p text:style-name="P1">( n = 315 )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4" draw:id="id24" draw:layer="layout" svg:width="6.727cm" svg:height="3.937cm" svg:x="51.835cm" svg:y="56.779cm">
          <draw:glue-point draw:id="4" svg:x="4.776cm" svg:y="-2.372cm"/>
          <text:p text:style-name="P10">Negative Direct Culture</text:p>
          <text:p text:style-name="P10">Persistent Nasal</text:p>
          <text:p text:style-name="P10">Carrier</text:p>
          <text:p text:style-name="P10">( n = 723 )</text:p>
          <draw:enhanced-geometry svg:viewBox="0 0 21600 21600" draw:type="rectangle" draw:enhanced-path="M 0 0 L 21600 0 21600 21600 0 21600 0 0 Z N"/>
        </draw:custom-shape>
        <draw:custom-shape draw:style-name="gr5" draw:text-style-name="P4" xml:id="id22" draw:id="id22" draw:layer="layout" svg:width="4.915cm" svg:height="2.965cm" svg:x="46.635cm" svg:y="50.985cm">
          <text:p text:style-name="P1">Both</text:p>
          <text:p text:style-name="P1">Positiv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46.635cm" svg:y1="52.468cm" svg:x2="42.392cm" svg:y2="56.779cm" draw:start-shape="id22" draw:start-glue-point="5" draw:end-shape="id23" draw:end-glue-point="0" svg:d="M46635 52468h-4243v4311" svg:viewBox="0 0 4244 4312">
          <text:p/>
        </draw:connector>
        <draw:connector draw:style-name="gr8" draw:text-style-name="P7" draw:layer="layout" svg:x1="51.55cm" svg:y1="52.468cm" svg:x2="55.198cm" svg:y2="56.779cm" draw:start-shape="id22" draw:start-glue-point="7" draw:end-shape="id24" draw:end-glue-point="0" svg:d="M51550 52468h3648v4311" svg:viewBox="0 0 3649 4312">
          <text:p/>
        </draw:connector>
        <draw:frame draw:style-name="gr13" draw:text-style-name="P9" draw:layer="layout" svg:width="3.897cm" svg:height="0.878cm" svg:x="42.649cm" svg:y="52.546cm">
          <draw:text-box>
            <text:p text:style-name="P8"><text:span text:style-name="T2">Yes</text:span><text:span text:style-name="T1"> (n = 315)</text:span></text:p>
          </draw:text-box>
        </draw:frame>
        <draw:frame draw:style-name="gr15" draw:text-style-name="P9" draw:layer="layout" svg:width="3.677cm" svg:height="0.878cm" svg:x="51.55cm" svg:y="52.547cm">
          <draw:text-box>
            <text:p text:style-name="P8"><text:span text:style-name="T3">No</text:span><text:span text:style-name="T1"> (n </text:span><text:span text:style-name="T1">= 723)</text:span></text:p>
          </draw:text-box>
        </draw:frame>
        <draw:connector draw:style-name="gr14" draw:text-style-name="P7" draw:layer="layout" draw:line-skew="1.608cm" svg:x1="15.792cm" svg:y1="40.416cm" svg:x2="49.093cm" svg:y2="50.985cm" draw:start-shape="id4" draw:start-glue-point="2" draw:end-shape="id22" draw:end-glue-point="4" svg:d="M15792 40416v6892h33301v3677" svg:viewBox="0 0 33302 10570">
          <text:p/>
        </draw:connector>
        <draw:connector draw:style-name="gr14" draw:text-style-name="P7" draw:layer="layout" svg:x1="49.102cm" svg:y1="40.416cm" svg:x2="49.093cm" svg:y2="50.985cm" draw:start-shape="id12" draw:start-glue-point="2" draw:end-shape="id22" draw:end-glue-point="4" svg:d="M49102 40416v5284h-9v5285" svg:viewBox="0 0 10 105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9.266cm" fo:page-height="65.2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3T13:46:41.980100532</meta:creation-date>
    <dc:date>2021-08-30T13:14:10.243619544</dc:date>
    <meta:editing-duration>P1DT8H56M30S</meta:editing-duration>
    <meta:editing-cycles>24</meta:editing-cycles>
    <meta:generator>LibreOffice/6.0.7.3$Linux_X86_64 LibreOffice_project/00m0$Build-3</meta:generator>
    <meta:document-statistic meta:object-count="70"/>
  </office:meta>
</office:document-meta>
</file>